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84mm"/>
    </style:style>
    <style:style style:name="co2" style:family="table-column">
      <style:table-column-properties fo:break-before="auto" style:column-width="42.46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18.5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1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1" fo:font-size="11pt" style:font-size-asian="11pt" style:font-size-complex="11pt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>
        <style:hyperlink xlink:href="http://www.farnell.com/datasheets/2057211.pdf" xlink:type="simple"/>
      </style:table-cell-properties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58" table:default-cell-style-name="Default"/>
        <table:table-row table:style-name="ro1"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Producer Part No</text:p>
          </table:table-cell>
          <table:table-cell table:style-name="ce1" office:value-type="string" calcext:value-type="string">
            <text:p>Farnell Part</text:p>
          </table:table-cell>
          <table:table-cell table:style-name="ce1" office:value-type="string" calcext:value-type="string">
            <text:p>Description</text:p>
          </table:table-cell>
          <table:table-cell table:number-columns-repeated="58"/>
        </table:table-row>
        <table:table-row table:style-name="ro2">
          <table:table-cell office:value-type="float" office:value="0.0177" calcext:value-type="float">
            <text:p>0,0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 R3, R6</text:p>
          </table:table-cell>
          <table:table-cell table:style-name="ce11" office:value-type="string" calcext:value-type="string">
            <text:p>CRCW080522K0FKEA</text:p>
          </table:table-cell>
          <table:table-cell table:style-name="ce5" office:value-type="string" calcext:value-type="string">
            <text:p><text:a xlink:href="https://nl.farnell.com/vishay/crcw080522k0fkea/res-22k-1-0-125w-0805-thick-film/dp/1469896?st=CRCW080522K0FKEA" xlink:type="simple">1469896</text:a></text:p>
          </table:table-cell>
          <table:table-cell office:value-type="string" calcext:value-type="string">
            <text:p>smd resisitor</text:p>
          </table:table-cell>
          <table:table-cell table:number-columns-repeated="58"/>
        </table:table-row>
        <table:table-row table:style-name="ro2">
          <table:table-cell office:value-type="float" office:value="0.0094" calcext:value-type="float">
            <text:p>0,00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, R4, R5, R7, R8</text:p>
          </table:table-cell>
          <table:table-cell table:style-name="ce12" office:value-type="string" calcext:value-type="string">
            <text:p>MCWR08X8201FTL</text:p>
          </table:table-cell>
          <table:table-cell table:style-name="ce6" office:value-type="string" calcext:value-type="string">
            <text:p><text:a xlink:href="https://nl.farnell.com/multicomp/mcwr08x8201ftl/res-8k2-1-0-125w-thick-film/dp/2447732" xlink:type="simple">2447732</text:a></text:p>
          </table:table-cell>
          <table:table-cell office:value-type="string" calcext:value-type="string">
            <text:p>smd resisitor</text:p>
          </table:table-cell>
          <table:table-cell table:number-columns-repeated="58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7</text:p>
          </table:table-cell>
          <table:table-cell table:style-name="ce11" office:value-type="string" calcext:value-type="string">
            <text:p>CRCW12061K50FKEAHP</text:p>
          </table:table-cell>
          <table:table-cell table:style-name="ce6" office:value-type="string" calcext:value-type="string">
            <text:p><text:a xlink:href="http://www.farnell.com/datasheets/2618455.pdf" xlink:type="simple">1739015</text:a></text:p>
          </table:table-cell>
          <table:table-cell table:style-name="ce8" office:value-type="string" calcext:value-type="string">
            <text:p>smd resisitor</text:p>
          </table:table-cell>
          <table:table-cell table:number-columns-repeated="58"/>
        </table:table-row>
        <table:table-row table:style-name="ro1">
          <table:table-cell office:value-type="float" office:value="0.413" calcext:value-type="float">
            <text:p>0,41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U1, U2</text:p>
          </table:table-cell>
          <table:table-cell table:style-name="ce11" office:value-type="string" calcext:value-type="string">
            <text:p><text:s/></text:p>
          </table:table-cell>
          <table:table-cell table:style-name="ce6" office:value-type="string" calcext:value-type="string">
            <text:p><text:a xlink:href="https://nl.farnell.com/microchip/mic920yc5-tr/opamp-80mhz-40-to-85deg-c/dp/2920854" xlink:type="simple">2920854</text:a></text:p>
          </table:table-cell>
          <table:table-cell office:value-type="string" calcext:value-type="string">
            <text:p>operational amplifier</text:p>
          </table:table-cell>
          <table:table-cell table:number-columns-repeated="58"/>
        </table:table-row>
        <table:table-row table:style-name="ro1">
          <table:table-cell office:value-type="float" office:value="1.59" calcext:value-type="float">
            <text:p>1,59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D1</text:p>
          </table:table-cell>
          <table:table-cell table:style-name="ce18" office:value-type="string" calcext:value-type="string">
            <text:p>SFH 2440</text:p>
          </table:table-cell>
          <table:table-cell table:style-name="ce23" office:value-type="float" office:value="2981709" calcext:value-type="float">
            <text:p>2981709</text:p>
          </table:table-cell>
          <table:table-cell table:style-name="ce4" office:value-type="string" calcext:value-type="string">
            <text:p>photodiode</text:p>
          </table:table-cell>
          <table:table-cell table:number-columns-repeated="58"/>
        </table:table-row>
        <table:table-row table:style-name="ro2">
          <table:table-cell office:value-type="float" office:value="0.279" calcext:value-type="float">
            <text:p>0,279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3</text:p>
          </table:table-cell>
          <table:table-cell table:style-name="ce13" office:value-type="string" calcext:value-type="string">
            <text:p>08055C105KAT2A</text:p>
          </table:table-cell>
          <table:table-cell table:style-name="ce5" office:value-type="string" calcext:value-type="string">
            <text:p><text:a xlink:href="http://www.farnell.com/datasheets/2237835.pdf" xlink:type="simple">2094043</text:a></text:p>
          </table:table-cell>
          <table:table-cell office:value-type="string" calcext:value-type="string">
            <text:p>1 µF 2012 cap buffer, not sure if 2 are needed copied from previous board</text:p>
          </table:table-cell>
          <table:table-cell table:number-columns-repeated="58"/>
        </table:table-row>
        <table:table-row table:style-name="ro1">
          <table:table-cell office:value-type="float" office:value="0.0759" calcext:value-type="float">
            <text:p>0,0759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1</text:p>
          </table:table-cell>
          <table:table-cell table:style-name="ce11" office:value-type="string" calcext:value-type="string">
            <text:p>MC0805B221K500CT</text:p>
          </table:table-cell>
          <table:table-cell table:style-name="ce6" office:value-type="string" calcext:value-type="string">
            <text:p><text:a xlink:href="https://nl.farnell.com/multicomp/mc0805b221k500ct/cap-220pf-50v-10-x7r-0805/dp/1759208" xlink:type="simple">1759208</text:a></text:p>
          </table:table-cell>
          <table:table-cell office:value-type="string" calcext:value-type="string">
            <text:p>220 pF 2012 cap used in opamp</text:p>
          </table:table-cell>
          <table:table-cell table:number-columns-repeated="58"/>
        </table:table-row>
        <table:table-row table:style-name="ro2">
          <table:table-cell office:value-type="float" office:value="0.616" calcext:value-type="float">
            <text:p>0,616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J1</text:p>
          </table:table-cell>
          <table:table-cell table:style-name="ce12" office:value-type="string" calcext:value-type="string">
            <text:p>200528-0040</text:p>
          </table:table-cell>
          <table:table-cell table:style-name="ce7" office:value-type="float" office:value="3500399" calcext:value-type="float">
            <text:p>3500399</text:p>
          </table:table-cell>
          <table:table-cell office:value-type="string" calcext:value-type="string">
            <text:p>photodiode connector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/>
          <table:table-cell table:number-columns-repeated="63"/>
        </table:table-row>
        <table:table-row table:style-name="ro1">
          <table:table-cell office:value-type="string" calcext:value-type="string">
            <text:p>Alternative photodiode</text:p>
          </table:table-cell>
          <table:table-cell table:number-columns-repeated="3"/>
          <table:table-cell table:style-name="ce6"/>
          <table:table-cell table:number-columns-repeated="59"/>
        </table:table-row>
        <table:table-row table:style-name="ro1">
          <table:table-cell table:style-name="ce3" office:value-type="string" calcext:value-type="string">
            <text:p>BPW 34 BS-Z</text:p>
          </table:table-cell>
          <table:table-cell table:number-columns-repeated="2"/>
          <table:table-cell table:style-name="ce14"/>
          <table:table-cell table:style-name="ce6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929974-01-36-RK</text:p>
          </table:table-cell>
          <table:table-cell office:value-type="float" office:value="2064805" calcext:value-type="float">
            <text:p>2064805</text:p>
          </table:table-cell>
          <table:table-cell office:value-type="string" calcext:value-type="string">
            <text:p>36 way THH connector 2.54 mm</text:p>
          </table:table-cell>
          <table:table-cell table:number-columns-repeated="58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fl</number:text>
      <number:number number:decimal-places="0" loext:min-decimal-places="0" number:min-integer-digits="1" number:grouping="true"/>
      <number:text> </number:text>
    </number:number-style>
    <number:number-style style:name="N108">
      <number:text>(fl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fl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fl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fl</number:text>
      <number:number number:decimal-places="2" loext:min-decimal-places="2" number:min-integer-digits="1" number:grouping="true"/>
      <number:text> </number:text>
    </number:number-style>
    <number:number-style style:name="N111">
      <number:text>(fl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fl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fl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month/>
      <number:text>/</number:text>
      <number:day/>
      <number:text>/</number:text>
      <number:year number:style="long"/>
    </number:date-style>
    <number:date-style style:name="N114">
      <number:day/>
      <number:text>-</number:text>
      <number:month number:textual="true"/>
      <number:text>-</number:text>
      <number:year/>
    </number:date-style>
    <number:date-style style:name="N115">
      <number:day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fl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fl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fl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fl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fl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fl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" fo:font-family="'Liberation Sans'" fo:font-size="11pt" style:font-size-asian="11pt" style:font-name-complex="Liberation Sans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" style:font-family-complex="'Liberation Sans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" style:font-family-complex="'Liberation Sans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Liberation Sans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" style:font-family-complex="'Liberation Sans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ee" style:text-outline="false" style:text-line-through-style="none" style:text-line-through-type="none" style:font-name="Liberation Sans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" style:font-family-complex="'Liberation Sans'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" style:font-family-complex="'Liberation Sans'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0mm" fo:margin-left="0mm" fo:margin-right="0mm" fo:margin-bottom="6.12mm"/>
      </style:header-style>
      <style:footer-style>
        <style:header-footer-properties fo:min-height="10mm" fo:margin-left="0mm" fo:margin-right="0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-00-0000</text:date>, <text:time style:data-style-name="N2" text:time-value="17:03:03.5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rmans, Rik</meta:initial-creator>
    <meta:editing-cycles>15</meta:editing-cycles>
    <meta:creation-date>2019-07-17T17:29:54</meta:creation-date>
    <dc:date>2021-08-05T17:53:17.639000000</dc:date>
    <meta:editing-duration>PT6H21M13S</meta:editing-duration>
    <meta:generator>LibreOffice/6.1.4.2$Windows_X86_64 LibreOffice_project/9d0f32d1f0b509096fd65e0d4bec26ddd1938fd3</meta:generator>
    <meta:document-statistic meta:table-count="1" meta:cell-count="59" meta:object-count="0"/>
    <meta:user-defined meta:name="AppVersion">16.0300</meta:user-defined>
    <meta:user-defined meta:name="MSIP_Label_2ff753fd-faf2-4608-9b59-553f003adcdf_ActionId">079d838a-f215-45a0-952f-df0ab1dee8cd</meta:user-defined>
    <meta:user-defined meta:name="MSIP_Label_2ff753fd-faf2-4608-9b59-553f003adcdf_ContentBits">0</meta:user-defined>
    <meta:user-defined meta:name="MSIP_Label_2ff753fd-faf2-4608-9b59-553f003adcdf_Enabled">true</meta:user-defined>
    <meta:user-defined meta:name="MSIP_Label_2ff753fd-faf2-4608-9b59-553f003adcdf_Method" meta:value-type="string">Privileged</meta:user-defined>
    <meta:user-defined meta:name="MSIP_Label_2ff753fd-faf2-4608-9b59-553f003adcdf_Name" meta:value-type="string">2ff753fd-faf2-4608-9b59-553f003adcdf</meta:user-defined>
    <meta:user-defined meta:name="MSIP_Label_2ff753fd-faf2-4608-9b59-553f003adcdf_SetDate" meta:value-type="string">2021-07-18T20:56:11Z</meta:user-defined>
    <meta:user-defined meta:name="MSIP_Label_2ff753fd-faf2-4608-9b59-553f003adcdf_SiteId" meta:value-type="string">49618402-6ea3-441d-957d-7df8773fee54</meta:user-defined>
  </office:meta>
</office:document-meta>
</file>